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P1" style:family="paragraph" style:parent-style-name="Normal">
      <style:paragraph-properties fo:text-align="center"/>
    </style:style>
  </office:automatic-styles>
  <office:body>
    <office:text>
      <text:p text:style-name="P1">Part 1</text:p>
      <text:p text:style-name="P1">•••</text:p>
      <text:p text:style-name="P1">1.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 Maybe it was just her impression, but it sounded louder with every beat.</text:p>
      <text:p text:style-name="Normal">Even so, despite her own wishes, it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 said she, letting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One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 again!”</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1.2</text:p>
      <text:p text:style-name="P1"/>
      <text:p text:style-name="Normal">Do mirrors ever lie? That’s what she was wondering while looking at one, in the girls’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the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ut of the ordinary.</text:p>
      <text:p text:style-name="Normal">“Sigh...” she gave up her search and exited the restroom for good, somewhat disappointed. After all, whenever she entered the school premises, she always made sure to become someone else; it wouldn’t do to show her true self to others. </text:p>
      <text:p text:style-name="Normal"><text:span text:style-name="T1">Well, </text:span>not that she could do otherwise even if she tried; there were lots of things she wasn’t good at, and being honest to others was one of them. That was just as well though, because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A~ah,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And as she turned to face you,</text:p>
      <text:p text:style-name="Normal">“Huh!? Why are you here??” Maybe reality was finally listening to her? <text:span text:style-name="T1">Impossible. Am I dreaming? I must be dreaming.</text:span> She slapped herself: *smack!*. It hurt. She wasn’t dreaming.</text:p>
      <text:p text:style-name="Normal">As usual, barring a chuckle, you were unfazed by her antics and gave her a moment to calm down. And when she did,</text:p>
      <text:p text:style-name="Normal">“Hi!” you greeted her.</text:p>
      <text:p text:style-name="Normal">“S-sorry, I thought I was seeing things for a second, ahah... Hi...” she greeted you. Being equal-parts embarrassed and flustered, looking you in the eye wasn’t an option.</text:p>
      <text:p text:style-name="Normal">“Don’t worry about it, and, my bad,” you replied with an apologetic smile, “I wanted to surprise you a little.”</text:p>
      <text:p text:style-name="Normal">In searching for a refuge, her gaze fell on the stack of paper in your hands. Following her line of sight, you looked down at the prints you were holding.</text:p>
      <text:p text:style-name="Normal">“Oh, these? They’re texts the teacher had printed just now, and he sent me to collect them.”</text:p>
      <text:p text:style-name="Normal">“Oh, I see...” <text:span text:style-name="T1">Right, we have Literature first thing in the morning.</text:span></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